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4ded37" officeooo:paragraph-rsid="014194d9"/>
    </style:style>
    <style:style style:name="P2"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d06f4" style:text-blinking="false" fo:background-color="transparen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aea1ff" officeooo:paragraph-rsid="00aea1ff" style:font-weight-asian="bold" style:font-weight-complex="bold"/>
    </style:style>
    <style:style style:name="P5" style:family="paragraph" style:parent-style-name="Standard">
      <style:text-properties fo:font-weight="bold" officeooo:paragraph-rsid="008b3813" style:font-weight-asian="bold" style:font-weight-complex="bold"/>
    </style:style>
    <style:style style:name="P6" style:family="paragraph" style:parent-style-name="Standard">
      <style:text-properties fo:font-weight="bold" officeooo:rsid="00c38e86" officeooo:paragraph-rsid="00c4a88b" style:font-weight-asian="bold" style:font-weight-complex="bold"/>
    </style:style>
    <style:style style:name="P7" style:family="paragraph" style:parent-style-name="Standard">
      <style:text-properties fo:font-weight="bold" officeooo:rsid="00bdf629" officeooo:paragraph-rsid="00c38e86" fo:background-color="transparent" style:font-weight-asian="bold" style:font-weight-complex="bold"/>
    </style:style>
    <style:style style:name="P8" style:family="paragraph" style:parent-style-name="Standard">
      <style:text-properties officeooo:paragraph-rsid="009e1ede"/>
    </style:style>
    <style:style style:name="P9" style:family="paragraph" style:parent-style-name="Standard">
      <style:text-properties officeooo:paragraph-rsid="00a300fd"/>
    </style:style>
    <style:style style:name="P10" style:family="paragraph" style:parent-style-name="Standard">
      <style:text-properties officeooo:paragraph-rsid="00aea1ff"/>
    </style:style>
    <style:style style:name="P11" style:family="paragraph" style:parent-style-name="Standard">
      <style:text-properties fo:font-weight="normal" officeooo:rsid="00aea1ff" officeooo:paragraph-rsid="00aea1ff" style:font-weight-asian="normal" style:font-weight-complex="normal"/>
    </style:style>
    <style:style style:name="P12" style:family="paragraph" style:parent-style-name="Standard">
      <style:text-properties fo:background-color="#fff200"/>
    </style:style>
    <style:style style:name="P13" style:family="paragraph" style:parent-style-name="Standard">
      <style:text-properties officeooo:rsid="00bdf629" officeooo:paragraph-rsid="0113a9f0" fo:background-color="#fff200"/>
    </style:style>
    <style:style style:name="P14" style:family="paragraph" style:parent-style-name="Standard">
      <style:text-properties officeooo:rsid="00bdf629" officeooo:paragraph-rsid="00bdf629"/>
    </style:style>
    <style:style style:name="P15" style:family="paragraph" style:parent-style-name="Standard">
      <style:text-properties officeooo:paragraph-rsid="00ced737"/>
    </style:style>
    <style:style style:name="P16" style:family="paragraph" style:parent-style-name="Standard">
      <style:text-properties fo:background-color="transparent"/>
    </style:style>
    <style:style style:name="P17" style:family="paragraph" style:parent-style-name="Standard">
      <style:text-properties officeooo:rsid="00bdf629" officeooo:paragraph-rsid="00c4a88b" fo:background-color="transparent"/>
    </style:style>
    <style:style style:name="P18" style:family="paragraph" style:parent-style-name="Standard">
      <style:text-properties officeooo:rsid="00bdf629" officeooo:paragraph-rsid="00df2f46" fo:background-color="transparent"/>
    </style:style>
    <style:style style:name="P19" style:family="paragraph" style:parent-style-name="Standard">
      <style:text-properties officeooo:rsid="00bdf629" officeooo:paragraph-rsid="00e11a7b" fo:background-color="transparent"/>
    </style:style>
    <style:style style:name="P20" style:family="paragraph" style:parent-style-name="Standard">
      <style:text-properties officeooo:rsid="00bdf629" officeooo:paragraph-rsid="0100178e" fo:background-color="transparent"/>
    </style:style>
    <style:style style:name="P21" style:family="paragraph" style:parent-style-name="Standard">
      <style:text-properties officeooo:rsid="00bdf629" officeooo:paragraph-rsid="00eafffa" fo:background-color="transparent"/>
    </style:style>
    <style:style style:name="P22" style:family="paragraph" style:parent-style-name="Standard">
      <style:text-properties officeooo:rsid="00c38e86" officeooo:paragraph-rsid="00df2f46" fo:background-color="transparent"/>
    </style:style>
    <style:style style:name="P23" style:family="paragraph" style:parent-style-name="Standard">
      <style:text-properties officeooo:rsid="00c38e86" officeooo:paragraph-rsid="00ee84bf" fo:background-color="transparent"/>
    </style:style>
    <style:style style:name="P24" style:family="paragraph" style:parent-style-name="Standard">
      <style:text-properties officeooo:rsid="00d5b80c" officeooo:paragraph-rsid="00ee84bf" fo:background-color="transparent"/>
    </style:style>
    <style:style style:name="P25" style:family="paragraph" style:parent-style-name="Standard">
      <style:text-properties officeooo:rsid="00c4a88b" officeooo:paragraph-rsid="00ee84bf" fo:background-color="transparent"/>
    </style:style>
    <style:style style:name="P26" style:family="paragraph" style:parent-style-name="Standard">
      <style:text-properties officeooo:rsid="00ee84bf" officeooo:paragraph-rsid="00ee84bf" fo:background-color="transparent"/>
    </style:style>
    <style:style style:name="P27" style:family="paragraph" style:parent-style-name="Standard">
      <style:text-properties officeooo:rsid="00cfeea9" officeooo:paragraph-rsid="00df2f46" fo:background-color="transparent"/>
    </style:style>
    <style:style style:name="P28" style:family="paragraph" style:parent-style-name="Standard">
      <style:text-properties officeooo:rsid="0100178e" officeooo:paragraph-rsid="0100178e" fo:background-color="transparent"/>
    </style:style>
    <style:style style:name="P29" style:family="paragraph" style:parent-style-name="Standard">
      <style:text-properties officeooo:rsid="00d6a04c" officeooo:paragraph-rsid="00e11a7b" fo:background-color="transparent"/>
    </style:style>
    <style:style style:name="P30" style:family="paragraph" style:parent-style-name="Standard">
      <style:text-properties officeooo:rsid="00d6a04c" officeooo:paragraph-rsid="00ee84bf" fo:background-color="transparent"/>
    </style:style>
    <style:style style:name="P31" style:family="paragraph" style:parent-style-name="Standard">
      <style:text-properties officeooo:rsid="00d4b1ea" officeooo:paragraph-rsid="00e89770" fo:background-color="transparent"/>
    </style:style>
    <style:style style:name="P32" style:family="paragraph" style:parent-style-name="Standard">
      <style:text-properties officeooo:paragraph-rsid="00a5ba45" fo:background-color="transparent"/>
    </style:style>
    <style:style style:name="P33" style:family="paragraph" style:parent-style-name="Standard">
      <style:text-properties officeooo:paragraph-rsid="011572cd" fo:background-color="transparent"/>
    </style:style>
    <style:style style:name="P34" style:family="paragraph" style:parent-style-name="Standard">
      <style:text-properties officeooo:paragraph-rsid="00ab14d3" fo:background-color="transparent"/>
    </style:style>
    <style:style style:name="P35" style:family="paragraph" style:parent-style-name="Standard">
      <style:text-properties officeooo:rsid="0094d0dc" officeooo:paragraph-rsid="0144b4cd" fo:background-color="transparent"/>
    </style:style>
    <style:style style:name="P36" style:family="paragraph" style:parent-style-name="Standard">
      <style:text-properties officeooo:rsid="00df2f46" officeooo:paragraph-rsid="00bdf629"/>
    </style:style>
    <style:style style:name="P37" style:family="paragraph" style:parent-style-name="Standard">
      <style:text-properties officeooo:rsid="00f254ee" officeooo:paragraph-rsid="00f254ee"/>
    </style:style>
    <style:style style:name="P38" style:family="paragraph" style:parent-style-name="Standard">
      <style:text-properties officeooo:rsid="00f43dd1" officeooo:paragraph-rsid="00f43dd1"/>
    </style:style>
    <style:style style:name="P39" style:family="paragraph" style:parent-style-name="Standard">
      <style:text-properties officeooo:rsid="00f43dd1" officeooo:paragraph-rsid="0137990f"/>
    </style:style>
    <style:style style:name="P40" style:family="paragraph" style:parent-style-name="Standard">
      <style:text-properties style:font-name="Liberation Serif1" officeooo:rsid="00e1288e" officeooo:paragraph-rsid="00e1288e"/>
    </style:style>
    <style:style style:name="P41" style:family="paragraph" style:parent-style-name="Standard">
      <style:text-properties style:font-name="Liberation Serif1" officeooo:rsid="00f43dd1" officeooo:paragraph-rsid="00f43dd1"/>
    </style:style>
    <style:style style:name="P42" style:family="paragraph" style:parent-style-name="Standard">
      <style:text-properties style:font-name="Liberation Serif1" officeooo:rsid="0106c090" officeooo:paragraph-rsid="0106c090"/>
    </style:style>
    <style:style style:name="P43" style:family="paragraph" style:parent-style-name="Standard">
      <style:text-properties style:font-name="Liberation Serif1" officeooo:rsid="0106c090" officeooo:paragraph-rsid="0133cf24"/>
    </style:style>
    <style:style style:name="P44" style:family="paragraph" style:parent-style-name="Standard">
      <style:text-properties officeooo:rsid="00e1288e" officeooo:paragraph-rsid="00e1288e"/>
    </style:style>
    <style:style style:name="P45" style:family="paragraph" style:parent-style-name="Standard">
      <style:text-properties officeooo:paragraph-rsid="0121d8a1"/>
    </style:style>
    <style:style style:name="P46" style:family="paragraph" style:parent-style-name="Standard">
      <style:text-properties officeooo:paragraph-rsid="01251481"/>
    </style:style>
    <style:style style:name="P47" style:family="paragraph" style:parent-style-name="Standard">
      <style:text-properties officeooo:paragraph-rsid="012d1c9e"/>
    </style:style>
    <style:style style:name="P48" style:family="paragraph" style:parent-style-name="Standard">
      <style:text-properties officeooo:paragraph-rsid="00a5ba45"/>
    </style:style>
    <style:style style:name="P49" style:family="paragraph" style:parent-style-name="Standard">
      <style:text-properties style:font-name="Liberation Serif" fo:font-weight="normal" officeooo:paragraph-rsid="00b39a77" style:font-weight-asian="normal" style:font-weight-complex="normal"/>
    </style:style>
    <style:style style:name="P50" style:family="paragraph" style:parent-style-name="Standard">
      <style:text-properties officeooo:paragraph-rsid="0144b4cd"/>
    </style:style>
    <style:style style:name="P51" style:family="paragraph" style:parent-style-name="Title">
      <style:text-properties officeooo:rsid="001d06f4" officeooo:paragraph-rsid="001d06f4"/>
    </style:style>
    <style:style style:name="P52" style:family="paragraph" style:parent-style-name="Text_20_body">
      <style:text-properties officeooo:paragraph-rsid="00592ddb"/>
    </style:style>
    <style:style style:name="P53"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rsid="00592ddb" officeooo:paragraph-rsid="00592ddb" style:text-blinking="false" fo:background-color="transparent" style:font-weight-asian="normal" style:font-weight-complex="normal"/>
    </style:style>
    <style:style style:name="P54" style:family="paragraph" style:parent-style-name="Text_20_body">
      <style:text-properties officeooo:rsid="01359f96" officeooo:paragraph-rsid="01359f96" fo:background-color="transparent"/>
    </style:style>
    <style:style style:name="P55" style:family="paragraph" style:parent-style-name="Text_20_body">
      <style:text-properties officeooo:rsid="00b64bc0" officeooo:paragraph-rsid="0136e00c" fo:background-color="transparent"/>
    </style:style>
    <style:style style:name="P56" style:family="paragraph" style:parent-style-name="Heading_20_2">
      <style:text-properties officeooo:rsid="0069a588" officeooo:paragraph-rsid="0069a588" fo:background-color="transparent"/>
    </style:style>
    <style:style style:name="P57" style:family="paragraph" style:parent-style-name="Heading_20_2">
      <style:text-properties officeooo:paragraph-rsid="0069a588" fo:background-color="transparent"/>
    </style:style>
    <style:style style:name="P58" style:family="paragraph" style:parent-style-name="Heading_20_1">
      <style:text-properties officeooo:rsid="008b3813" officeooo:paragraph-rsid="008b3813"/>
    </style:style>
    <style:style style:name="P59" style:family="paragraph" style:parent-style-name="Heading_20_1">
      <style:text-properties officeooo:paragraph-rsid="002b0381" fo:background-color="transparent"/>
    </style:style>
    <style:style style:name="T1" style:family="text">
      <style:text-properties style:text-position="super 58%" officeooo:rsid="007dee78"/>
    </style:style>
    <style:style style:name="T2" style:family="text">
      <style:text-properties officeooo:rsid="009a1b1e"/>
    </style:style>
    <style:style style:name="T3" style:family="text">
      <style:text-properties fo:font-weight="normal" style:font-weight-asian="normal" style:font-weight-complex="normal"/>
    </style:style>
    <style:style style:name="T4" style:family="text">
      <style:text-properties officeooo:rsid="00a300fd"/>
    </style:style>
    <style:style style:name="T5" style:family="text">
      <style:text-properties officeooo:rsid="00a5ba45"/>
    </style:style>
    <style:style style:name="T6" style:family="text">
      <style:text-properties officeooo:rsid="00aa8cff"/>
    </style:style>
    <style:style style:name="T7" style:family="text">
      <style:text-properties officeooo:rsid="00ab14d3"/>
    </style:style>
    <style:style style:name="T8" style:family="text">
      <style:text-properties fo:color="#000000" fo:font-weight="normal" style:font-weight-asian="normal" style:font-weight-complex="normal"/>
    </style:style>
    <style:style style:name="T9" style:family="text">
      <style:text-properties officeooo:rsid="00b39a77"/>
    </style:style>
    <style:style style:name="T10" style:family="text">
      <style:text-properties officeooo:rsid="00c38e86"/>
    </style:style>
    <style:style style:name="T11" style:family="text">
      <style:text-properties officeooo:rsid="00c4a88b"/>
    </style:style>
    <style:style style:name="T12" style:family="text">
      <style:text-properties officeooo:rsid="00c54935"/>
    </style:style>
    <style:style style:name="T13" style:family="text">
      <style:text-properties officeooo:rsid="00c8f42a"/>
    </style:style>
    <style:style style:name="T14" style:family="text">
      <style:text-properties officeooo:rsid="00cb8931"/>
    </style:style>
    <style:style style:name="T15" style:family="text">
      <style:text-properties fo:font-weight="bold" style:font-weight-asian="bold" style:font-weight-complex="bold"/>
    </style:style>
    <style:style style:name="T16" style:family="text">
      <style:text-properties fo:font-weight="bold" officeooo:rsid="00acd4aa" style:font-weight-asian="bold" style:font-weight-complex="bold"/>
    </style:style>
    <style:style style:name="T17" style:family="text">
      <style:text-properties officeooo:rsid="00ced737"/>
    </style:style>
    <style:style style:name="T18" style:family="text">
      <style:text-properties fo:background-color="transparent" loext:char-shading-value="0"/>
    </style:style>
    <style:style style:name="T19" style:family="text">
      <style:text-properties officeooo:rsid="00a48747" fo:background-color="transparent" loext:char-shading-value="0"/>
    </style:style>
    <style:style style:name="T20" style:family="text">
      <style:text-properties officeooo:rsid="0113a9f0" fo:background-color="transparent" loext:char-shading-value="0"/>
    </style:style>
    <style:style style:name="T21" style:family="text">
      <style:text-properties officeooo:rsid="00f9233c" fo:background-color="transparent" loext:char-shading-value="0"/>
    </style:style>
    <style:style style:name="T22" style:family="text">
      <style:text-properties officeooo:rsid="00ced737" fo:background-color="transparent" loext:char-shading-value="0"/>
    </style:style>
    <style:style style:name="T23" style:family="text">
      <style:text-properties officeooo:rsid="01181e50" fo:background-color="transparent" loext:char-shading-value="0"/>
    </style:style>
    <style:style style:name="T24" style:family="text">
      <style:text-properties officeooo:rsid="011572cd" fo:background-color="transparent" loext:char-shading-value="0"/>
    </style:style>
    <style:style style:name="T25" style:family="text">
      <style:text-properties officeooo:rsid="00aa8cff" fo:background-color="transparent" loext:char-shading-value="0"/>
    </style:style>
    <style:style style:name="T26" style:family="text">
      <style:text-properties officeooo:rsid="011d74e4" fo:background-color="transparent" loext:char-shading-value="0"/>
    </style:style>
    <style:style style:name="T27" style:family="text">
      <style:text-properties officeooo:rsid="0127bf41" fo:background-color="transparent" loext:char-shading-value="0"/>
    </style:style>
    <style:style style:name="T28" style:family="text">
      <style:text-properties officeooo:rsid="01264ca2" fo:background-color="transparent" loext:char-shading-value="0"/>
    </style:style>
    <style:style style:name="T29" style:family="text">
      <style:text-properties officeooo:rsid="00b48a32" fo:background-color="transparent" loext:char-shading-value="0"/>
    </style:style>
    <style:style style:name="T30" style:family="text">
      <style:text-properties officeooo:rsid="012ac671" fo:background-color="transparent" loext:char-shading-value="0"/>
    </style:style>
    <style:style style:name="T31" style:family="text">
      <style:text-properties officeooo:rsid="00a0d2ad" fo:background-color="transparent" loext:char-shading-value="0"/>
    </style:style>
    <style:style style:name="T32" style:family="text">
      <style:text-properties officeooo:rsid="00a5ba45" fo:background-color="transparent" loext:char-shading-value="0"/>
    </style:style>
    <style:style style:name="T33" style:family="text">
      <style:text-properties officeooo:rsid="012c676e" fo:background-color="transparent" loext:char-shading-value="0"/>
    </style:style>
    <style:style style:name="T34" style:family="text">
      <style:text-properties officeooo:rsid="012d1c9e" fo:background-color="transparent" loext:char-shading-value="0"/>
    </style:style>
    <style:style style:name="T35" style:family="text">
      <style:text-properties officeooo:rsid="012fd9bf" fo:background-color="transparent" loext:char-shading-value="0"/>
    </style:style>
    <style:style style:name="T36" style:family="text">
      <style:text-properties officeooo:rsid="0130bbca" fo:background-color="transparent" loext:char-shading-value="0"/>
    </style:style>
    <style:style style:name="T37" style:family="text">
      <style:text-properties officeooo:rsid="009a1b1e" fo:background-color="transparent" loext:char-shading-value="0"/>
    </style:style>
    <style:style style:name="T38" style:family="text">
      <style:text-properties officeooo:rsid="0119dfb8" fo:background-color="transparent" loext:char-shading-value="0"/>
    </style:style>
    <style:style style:name="T39" style:family="text">
      <style:text-properties officeooo:rsid="0121d8a1" fo:background-color="transparent" loext:char-shading-value="0"/>
    </style:style>
    <style:style style:name="T40" style:family="text">
      <style:text-properties officeooo:rsid="011b9039" fo:background-color="transparent" loext:char-shading-value="0"/>
    </style:style>
    <style:style style:name="T41" style:family="text">
      <style:text-properties officeooo:rsid="00fd3f8e" fo:background-color="transparent" loext:char-shading-value="0"/>
    </style:style>
    <style:style style:name="T42" style:family="text">
      <style:text-properties officeooo:rsid="00d18f28"/>
    </style:style>
    <style:style style:name="T43" style:family="text">
      <style:text-properties officeooo:rsid="00d1c8f7"/>
    </style:style>
    <style:style style:name="T44" style:family="text">
      <style:text-properties officeooo:rsid="00d4b1ea"/>
    </style:style>
    <style:style style:name="T45" style:family="text">
      <style:text-properties officeooo:rsid="00d5b80c"/>
    </style:style>
    <style:style style:name="T46" style:family="text">
      <style:text-properties officeooo:rsid="00df2f46"/>
    </style:style>
    <style:style style:name="T47" style:family="text">
      <style:text-properties style:font-name="Liberation Serif1"/>
    </style:style>
    <style:style style:name="T48" style:family="text">
      <style:text-properties style:font-name="Liberation Serif1" officeooo:rsid="00e739b7"/>
    </style:style>
    <style:style style:name="T49" style:family="text">
      <style:text-properties style:font-name="Liberation Serif1" officeooo:rsid="00e9013b"/>
    </style:style>
    <style:style style:name="T50" style:family="text">
      <style:text-properties style:font-name="Liberation Serif1" officeooo:rsid="0109602e"/>
    </style:style>
    <style:style style:name="T51" style:family="text">
      <style:text-properties style:font-name="Liberation Serif1" fo:background-color="transparent" loext:char-shading-value="0"/>
    </style:style>
    <style:style style:name="T52" style:family="text">
      <style:text-properties style:font-name="Liberation Serif1" officeooo:rsid="0109602e" fo:background-color="transparent" loext:char-shading-value="0"/>
    </style:style>
    <style:style style:name="T53" style:family="text">
      <style:text-properties style:font-name="Liberation Serif1" officeooo:rsid="011d74e4" fo:background-color="transparent" loext:char-shading-value="0"/>
    </style:style>
    <style:style style:name="T54" style:family="text">
      <style:text-properties style:font-name="Liberation Serif1" officeooo:rsid="0139d793" fo:background-color="transparent" loext:char-shading-value="0"/>
    </style:style>
    <style:style style:name="T55" style:family="text">
      <style:text-properties style:font-name="Liberation Serif1" officeooo:rsid="0137990f"/>
    </style:style>
    <style:style style:name="T56" style:family="text">
      <style:text-properties officeooo:rsid="00e739b7"/>
    </style:style>
    <style:style style:name="T57" style:family="text">
      <style:text-properties officeooo:rsid="00ee84bf"/>
    </style:style>
    <style:style style:name="T58" style:family="text">
      <style:text-properties officeooo:rsid="00f1d10e"/>
    </style:style>
    <style:style style:name="T59" style:family="text">
      <style:text-properties officeooo:rsid="00f57823"/>
    </style:style>
    <style:style style:name="T60" style:family="text">
      <style:text-properties officeooo:rsid="00f74820"/>
    </style:style>
    <style:style style:name="T61" style:family="text">
      <style:text-properties officeooo:rsid="00f9233c"/>
    </style:style>
    <style:style style:name="T62" style:family="text">
      <style:text-properties officeooo:rsid="00fa90c4"/>
    </style:style>
    <style:style style:name="T63" style:family="text">
      <style:text-properties officeooo:rsid="00fcd951"/>
    </style:style>
    <style:style style:name="T64" style:family="text">
      <style:text-properties officeooo:rsid="0100178e"/>
    </style:style>
    <style:style style:name="T65" style:family="text">
      <style:text-properties officeooo:rsid="00df26f0"/>
    </style:style>
    <style:style style:name="T66" style:family="text">
      <style:text-properties officeooo:rsid="00df2d36"/>
    </style:style>
    <style:style style:name="T67" style:family="text">
      <style:text-properties officeooo:rsid="00d2b260"/>
    </style:style>
    <style:style style:name="T68" style:family="text">
      <style:text-properties officeooo:rsid="0109602e"/>
    </style:style>
    <style:style style:name="T69" style:family="text">
      <style:text-properties officeooo:rsid="010d1a61"/>
    </style:style>
    <style:style style:name="T70" style:family="text">
      <style:text-properties officeooo:rsid="011d74e4"/>
    </style:style>
    <style:style style:name="T71" style:family="text">
      <style:text-properties officeooo:rsid="0136e00c"/>
    </style:style>
    <style:style style:name="T72" style:family="text">
      <style:text-properties officeooo:rsid="013e68cf"/>
    </style:style>
    <style:style style:name="T73" style:family="text">
      <style:text-properties fo:color="#72bf44" fo:font-weight="bold" style:font-weight-asian="bold" style:font-weight-complex="bold"/>
    </style:style>
    <style:style style:name="T74" style:family="text">
      <style:text-properties fo:color="#ce181e" fo:font-style="italic" fo:font-weight="bold" officeooo:rsid="0094d0dc" fo:background-color="transparent" loext:char-shading-value="0" style:font-style-asian="italic" style:font-weight-asian="bold" style:font-style-complex="italic" style:font-weight-complex="bold"/>
    </style:style>
    <style:style style:name="T75" style:family="text">
      <style:text-properties fo:font-variant="normal" fo:text-transform="none" fo:color="#000000" style:text-line-through-style="none" style:text-line-through-type="none" style:font-name="Times New Roman" fo:font-size="12pt" fo:font-style="italic" style:text-underline-style="none" fo:font-weight="normal" officeooo:rsid="0150fcae" style:text-blinking="false" fo:background-color="transparent" loext:char-shading-value="0" style:font-style-asian="italic" style:font-weight-asian="bold" style:font-style-complex="italic" style:font-weight-complex="bold"/>
    </style:style>
    <style:style style:name="T76" style:family="text">
      <style:text-properties fo:font-variant="normal" fo:text-transform="none" fo:color="#000000" style:text-line-through-style="none" style:text-line-through-type="none" style:font-name="Times New Roman" fo:font-size="12pt" fo:font-style="italic" style:text-underline-style="none" fo:font-weight="normal" officeooo:rsid="0094d0dc" style:text-blinking="false" fo:background-color="transparent" loext:char-shading-value="0" style:font-style-asian="italic" style:font-weight-asian="bold" style:font-style-complex="italic" style:font-weight-complex="bold"/>
    </style:style>
    <style:style style:name="T77" style:family="text">
      <style:text-properties fo:font-variant="normal" fo:text-transform="none" fo:color="#ce181e" style:text-line-through-style="none" style:text-line-through-type="none" style:font-name="Times New Roman" fo:font-size="12pt" fo:font-style="italic" style:text-underline-style="none" fo:font-weight="bold" officeooo:rsid="0094d0dc" style:text-blinking="false" fo:background-color="transparent" loext:char-shading-value="0" style:font-style-asian="italic" style:font-weight-asian="bold" style:font-style-complex="italic" style:font-weight-complex="bold"/>
    </style:style>
    <style:style style:name="T78" style:family="text">
      <style:text-properties fo:font-style="italic" officeooo:rsid="0094d0dc" fo:background-color="transparent" loext:char-shading-value="0" style:font-style-asian="italic" style:font-style-complex="italic"/>
    </style:style>
    <style:style style:name="T79" style:family="text">
      <style:text-properties fo:font-style="italic" officeooo:rsid="0144b4cd" fo:background-color="transparent" loext:char-shading-value="0" style:font-style-asian="italic" style:font-style-complex="italic"/>
    </style:style>
    <style:style style:name="T80" style:family="text">
      <style:text-properties fo:font-style="italic" officeooo:rsid="00968421" fo:background-color="transparent" loext:char-shading-value="0"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3D Print</text:p>
      <text:p text:style-name="P2"/>
      <text:p text:style-name="Standard"><text:span text:style-name="T75">Our</text:span><text:span text:style-name="T76"> </text:span><text:span text:style-name="T75">instructions are</text:span><text:span text:style-name="T76"> intended to be used with our </text:span><text:span text:style-name="T77">YouTube videos</text:span><text:span text:style-name="T76"> that </text:span><text:span text:style-name="T75">illustrate the different steps.</text:span><text:span text:style-name="T78"> For the </text:span><text:span text:style-name="T79">3D Print</text:span><text:span text:style-name="T78"> </text:span><text:span text:style-name="T80">watch</text:span><text:span text:style-name="T78">: </text:span><text:a xlink:type="simple" xlink:href="https://youtu.be/I4eepCoYUTw" text:style-name="Internet_20_link" text:visited-style-name="Visited_20_Internet_20_Link"><text:span text:style-name="T15">“</text:span></text:a><text:a xlink:type="simple" xlink:href="https://youtu.be/I4eepCoYUTw" text:style-name="Internet_20_link" text:visited-style-name="Visited_20_Internet_20_Link"><text:span text:style-name="T15">How to build the SensorBox – 3D Print</text:span></text:a><text:a xlink:type="simple" xlink:href="https://youtu.be/I4eepCoYUTw" text:style-name="Internet_20_link" text:visited-style-name="Visited_20_Internet_20_Link"><text:span text:style-name="T15">”</text:span></text:a>.</text:p>
      <text:p text:style-name="P35"/>
      <text:p text:style-name="P50">We used the <text:a xlink:type="simple" xlink:href="https://shop.prusa3d.com/en/3d-printers/180-original-prusa-i3-mk3s-kit.html#" text:style-name="Internet_20_link" text:visited-style-name="Visited_20_Internet_20_Link">Original Prusa I3 MK3 Kit</text:a> from <text:a xlink:type="simple" xlink:href="https://www.prusa3d.com/" text:style-name="Internet_20_link" text:visited-style-name="Visited_20_Internet_20_Link">PRUSA RESEARCH by Josef Prusa</text:a> as our 3D printer, <text:a xlink:type="simple" xlink:href="https://www.matterhackers.com/store/l/polymaker-polylite-petg-blue-175mm-1kg/sk/MH7R7F2N" text:style-name="Internet_20_link" text:visited-style-name="Visited_20_Internet_20_Link">blue</text:a> and <text:a xlink:type="simple" xlink:href="https://www.matterhackers.com/store/l/polymaker-polylite-petg-grey-175mm-1kg/sk/MUR5Z8PG" text:style-name="Internet_20_link" text:visited-style-name="Visited_20_Internet_20_Link">grey </text:a><text:a xlink:type="simple" xlink:href="https://www.matterhackers.com/store/l/polymaker-polylite-petg-grey-175mm-1kg/sk/MUR5Z8PG" text:style-name="Internet_20_link" text:visited-style-name="Visited_20_Internet_20_Link">PETG</text:a> filaments from <text:a xlink:type="simple" xlink:href="https://www.matterhackers.com/" text:style-name="Internet_20_link" text:visited-style-name="Visited_20_Internet_20_Link">MatterHackers</text:a>, and <text:a xlink:type="simple" xlink:href="https://www.prusa3d.com/prusaslicer/" text:style-name="Internet_20_link" text:visited-style-name="Visited_20_Internet_20_Link">PrusaSlicer</text:a> to slice the <text:span text:style-name="T15">.stl </text:span>files <text:span text:style-name="T17">from</text:span> the folder <text:span text:style-name="T15">STL_Files</text:span> in the CAD section to <text:span text:style-name="T15">.gcode files</text:span> into the folder <text:span text:style-name="T15">GCODE-</text:span><text:span text:style-name="T16">f</text:span><text:span text:style-name="T15">iles</text:span> for 3D printing.</text:p>
      <text:h text:style-name="Heading_20_1" text:outline-level="1">PrusaSlicer</text:h>
      <text:p text:style-name="P5"/>
      <text:p text:style-name="P4">Download PrusaSlicer</text:p>
      <text:p text:style-name="Standard">Firefox: <text:a xlink:type="simple" xlink:href="https://www.prusa3d.com/prusaslicer/" text:style-name="Internet_20_link" text:visited-style-name="Visited_20_Internet_20_Link">https://www.prusa3d.com/prusaslicer/</text:a> </text:p>
      <text:p text:style-name="Standard">&gt; Click Linux (Drivers &amp; Apps)</text:p>
      <text:p text:style-name="P8">~/Download<text:span text:style-name="T8">s/prusa3d_linux_2_2_9_1.zip</text:span></text:p>
      <text:p text:style-name="P8">Ubuntu: Open ~/Downloads</text:p>
      <text:p text:style-name="Standard">Ubuntu: Right-Click <text:span text:style-name="T3">prusa3d_linux_2_2_9_1.zip</text:span> and select Extract Here</text:p>
      <text:p text:style-name="Standard">Ubuntu: Right-Click on PrusaSlicer-2.2.0+linux-x64-202003211856.AppImage and select Properties</text:p>
      <text:p text:style-name="Standard">&gt; Select Permissions</text:p>
      <text:p text:style-name="Standard">&gt; Check Allow executing file as program</text:p>
      <text:p text:style-name="P49">An already downloaded copy can be found here: </text:p>
      <text:p text:style-name="P11">sw/<text:span text:style-name="T73">PrusaSlicer-2.2.0+linux-x64-202003211856.AppImage</text:span></text:p>
      <text:p text:style-name="P11"/>
      <text:p text:style-name="P3">Run PrusaSlicer</text:p>
      <text:p text:style-name="P10">Ubuntu: Double-Click <text:span text:style-name="T9">on sw/PrusaSlicer-2.2.0+linux-x64-202003211856.AppImage</text:span></text:p>
      <text:h text:style-name="P58" text:outline-level="1">3D Printing</text:h>
      <text:p text:style-name="Standard">If you have the <text:span text:style-name="T15">Original Prusa I3 MK3</text:span>, you can go ahead and directly print the <text:span text:style-name="T15">.gcode files</text:span> from the folder <text:span text:style-name="T15">GCODE-</text:span><text:span text:style-name="T16">f</text:span><text:span text:style-name="T15">iles</text:span>. If you have a different 3D printer, use the stl files from the folder STL-files in the CAD section <text:span text:style-name="T59">and create the gcode files appropriate for your 3D printer.</text:span></text:p>
      <text:p text:style-name="Standard"/>
      <text:p text:style-name="Standard">We printed the sensors &amp; processing board with blue PETG and the cover with grey PETG.</text:p>
      <text:p text:style-name="Standard"/>
      <text:p text:style-name="P9">With the Original Prusa I3 MK3, use the Generic PETG setting, with the following modifications: <text:s text:c="8"/>a) Print Settings: Infill: Fill density: 20% and b) Print Settings: Layers and perimeters: Perimeters: 3. </text:p>
      <text:p text:style-name="P9"/>
      <text:p text:style-name="P9">When sanding a print with only 20% fill density, the internal structure can get exposed quickly. Use a fill density of 100% <text:span text:style-name="T12">when there is</text:span> text <text:span text:style-name="T12">or when the last layer is exposed to the outside.</text:span></text:p>
      <text:p text:style-name="P9"/>
      <text:p text:style-name="P9"><text:span text:style-name="T4">When printing large and deep objects with only 20% fill density, the internal structure might not be sufficient, which can also show in a not so nice last layer. </text:span>Use a fill density of 40% and Print Settings: Infill: Solid infill every 19 layers (at 3mm) <text:span text:style-name="T11">or a fill density of 100%. </text:span></text:p>
      <text:p text:style-name="P9"><text:soft-page-break/></text:p>
      <text:p text:style-name="P9"/>
      <text:p text:style-name="P9"/>
      <text:p text:style-name="P6">PrusaSlicer</text:p>
      <text:p text:style-name="P17"><text:tab/><text:tab/><text:tab/><text:span text:style-name="T10">Filament</text:span><text:tab/><text:tab/><text:span text:style-name="T10">Fill Density<text:tab/>Perimeters<text:tab/>Solid Infill Layers</text:span></text:p>
      <text:p text:style-name="P22">Bottom Plate<text:tab/><text:tab/>Generic PETG <text:s/><text:tab/> <text:s/>40%<text:tab/><text:tab/><text:span text:style-name="T46">3<text:tab/><text:tab/></text:span>every 19 layers (3mm)</text:p>
      <text:p text:style-name="P19">Vision Board<text:tab/><text:tab/>Generic <text:span text:style-name="T10">PETG<text:tab/>100%</text:span><text:tab/><text:tab/><text:span text:style-name="T46">3<text:tab/><text:tab/></text:span>-</text:p>
      <text:p text:style-name="P20"><text:span text:style-name="T64">IntelRS Support<text:tab/></text:span>Generic <text:span text:style-name="T10">PETG<text:tab/> <text:s/>20%</text:span><text:tab/><text:tab/><text:span text:style-name="T46">3<text:tab/><text:tab/></text:span>-</text:p>
      <text:p text:style-name="P19"><text:span text:style-name="T45">Battery Stand</text:span><text:tab/><text:tab/>Generic <text:span text:style-name="T10">PETG<text:tab/> <text:s/>20%</text:span><text:tab/><text:tab/><text:span text:style-name="T46">3<text:tab/><text:tab/></text:span>-</text:p>
      <text:p text:style-name="P18"><text:span text:style-name="T44">Power</text:span> Board<text:tab/><text:tab/>Generic <text:span text:style-name="T10">PETG<text:tab/> <text:s/>20%</text:span><text:tab/><text:tab/><text:span text:style-name="T46">3<text:tab/><text:tab/></text:span>-</text:p>
      <text:p text:style-name="P18"><text:span text:style-name="T43">Sensor</text:span> Board<text:tab/><text:tab/>Generic <text:span text:style-name="T10">PETG<text:tab/> <text:s/>20%</text:span><text:tab/><text:tab/><text:span text:style-name="T46">3<text:tab/><text:tab/></text:span>-</text:p>
      <text:p text:style-name="P24">Processing Board<text:tab/>Generic <text:span text:style-name="T10">PETG<text:tab/> <text:s/>20%<text:tab/><text:tab/>3<text:tab/><text:tab/>-</text:span></text:p>
      <text:p text:style-name="P25">Back Wall<text:tab/><text:tab/>Generic PETG<text:tab/>100%<text:tab/><text:tab/><text:span text:style-name="T46">3<text:tab/><text:tab/>-</text:span></text:p>
      <text:p text:style-name="P26">Display Wall<text:tab/><text:tab/><text:span text:style-name="T45">Generic PETG<text:tab/> <text:s/>20%<text:tab/><text:tab/>3<text:tab/><text:tab/>-</text:span></text:p>
      <text:p text:style-name="P26">Side Wall Left*<text:tab/><text:span text:style-name="T45">Generic PETG<text:tab/> <text:s/>20%<text:tab/><text:tab/>3<text:tab/><text:tab/>-</text:span></text:p>
      <text:p text:style-name="P26">Side Wall Right<text:tab/><text:span text:style-name="T45">Generic PETG<text:tab/> <text:s/>20%<text:tab/><text:tab/>3<text:tab/><text:tab/>-</text:span></text:p>
      <text:p text:style-name="P23">Top Wall<text:tab/><text:tab/>Generic PETG<text:tab/>100%<text:tab/><text:tab/>3<text:tab/><text:tab/>-</text:p>
      <text:p text:style-name="Standard">* <text:span text:style-name="T58">Use “Place on Face” to flip print over!</text:span></text:p>
      <text:p text:style-name="P37">&gt; Press f key</text:p>
      <text:p text:style-name="P37">&gt; Click on top surface</text:p>
      <text:p text:style-name="P37">&gt; Press f key</text:p>
      <text:p text:style-name="Standard"/>
      <text:p text:style-name="P15">If the first layer has trouble to stick to the print-bed, wash the print-bed with soap and warm water. You will get perfect prints, (almost) every time.</text:p>
      <text:p text:style-name="P15"/>
      <text:p text:style-name="P15">If your 3D printer is in an enclosure, leave the door open. </text:p>
      <text:p text:style-name="P15"/>
      <text:p text:style-name="P15">As there are some large prints, you <text:span text:style-name="T42">may </text:span>want to check (unroll the filament and roll it back on) that the filament will unroll nicely. </text:p>
      <text:p text:style-name="P15"/>
      <text:p text:style-name="P15"><text:span text:style-name="T14">If the</text:span> print stick<text:span text:style-name="T14">s</text:span> too hard to the print-bed, the coating <text:span text:style-name="T14">may chip out</text:span> from the print-bed if you try hard enough. Put the print in the freezer before trying to pull it off <text:span text:style-name="T60">with too much force</text:span>. </text:p>
      <text:p text:style-name="P15"/>
      <text:p text:style-name="P7">Original Prusa I3 MK3</text:p>
      <text:p text:style-name="P18"><text:tab/><text:tab/><text:tab/><text:span text:style-name="T10">Filament <text:tab/>Est. Print Time / Length / Weight<text:tab/>Act. Weight</text:span></text:p>
      <text:p text:style-name="P27">Bottom Plate<text:tab/><text:tab/><text:span text:style-name="T10">blue PETG <text:tab/>16h <text:s text:c="2"/>4min<text:tab/>55m<text:tab/>168g</text:span><text:tab/><text:tab/><text:span text:style-name="T68">148g</text:span></text:p>
      <text:p text:style-name="P20">Vision Board*<text:tab/><text:tab/><text:span text:style-name="T10">blue PETG <text:tab/>11h 37min</text:span><text:tab/>43m <text:tab/><text:span text:style-name="T65">133g</text:span><text:tab/><text:tab/><text:span text:style-name="T68">122g</text:span></text:p>
      <text:p text:style-name="P28">IntelRS Support<text:tab/>blue PETG<text:tab/> <text:s text:c="6"/>52min <text:s text:c="8"/>3m <text:s text:c="5"/>10g<text:tab/><text:tab/> <text:s/><text:span text:style-name="T68">10</text:span>g</text:p>
      <text:p text:style-name="P29">Battery Stand<text:tab/><text:tab/><text:span text:style-name="T10">blue PETG <text:tab/>10h 35min</text:span><text:tab/><text:span text:style-name="T66">32m<text:tab/> <text:s/>98g</text:span><text:tab/><text:span text:style-name="T66"><text:tab/> <text:s/>90g</text:span></text:p>
      <text:p text:style-name="P31">Power Board<text:tab/><text:tab/><text:span text:style-name="T10">blue PETG<text:tab/></text:span> <text:s/>2h 11min <text:s/><text:tab/> <text:s/><text:span text:style-name="T65">7m<text:tab/> <text:s/>22g<text:tab/><text:tab/> <text:s/>20g<text:tab/></text:span></text:p>
      <text:p text:style-name="P21"><text:span text:style-name="T43">Sensor</text:span> Board<text:tab/><text:tab/><text:span text:style-name="T10">blue PETG<text:tab/></text:span> <text:s/><text:span text:style-name="T67">4h 56min<text:tab/>17m<text:tab/> <text:s/>52g<text:tab/><text:tab/> <text:s/>46g</text:span></text:p>
      <text:p text:style-name="P30">Processing Board<text:tab/>blue PETG<text:tab/> <text:s/>4h 33min<text:tab/>17m<text:tab/> <text:s/>51g<text:tab/><text:tab/> <text:s/>44g</text:p>
      <text:p text:style-name="P25">Back Wall<text:tab/><text:tab/><text:span text:style-name="T57">grey</text:span> PETG<text:tab/> <text:s/><text:span text:style-name="T57">2h 33min<text:tab/>12m<text:tab/> <text:s/>36g<text:tab/><text:tab/> <text:s/>28g</text:span></text:p>
      <text:p text:style-name="P26">Display Wall<text:tab/><text:tab/>grey<text:span text:style-name="T11"> PETG<text:tab/> <text:s/>3h <text:s text:c="2"/>6min <text:s text:c="2"/><text:tab/>10m<text:tab/> <text:s/>32g<text:tab/><text:tab/> <text:s/>28g</text:span></text:p>
      <text:p text:style-name="P26">Side Wall Left<text:tab/><text:tab/>grey <text:span text:style-name="T11">PETG<text:tab/> <text:s/>6h 12min<text:tab/>23m <text:s/><text:tab/> <text:s/>71g<text:tab/><text:tab/> <text:s/>62g</text:span></text:p>
      <text:p text:style-name="P26">Side Wall Right<text:tab/>grey<text:span text:style-name="T11"> PETG<text:tab/> <text:s/>5h 48min<text:tab/>23m<text:tab/> <text:s/>69g<text:tab/><text:tab/> <text:s/>64g</text:span></text:p>
      <text:p text:style-name="P23">Top Wall<text:tab/><text:tab/>grey PETG<text:tab/> <text:s/>7h 44min<text:tab/>45m<text:tab/>138g<text:tab/><text:tab/><text:span text:style-name="T68">128</text:span>g</text:p>
      <text:p text:style-name="P36"><text:soft-page-break/></text:p>
      <text:p text:style-name="P14">* <text:span text:style-name="T11">Put the print of the Vision Board in the freezer before pulling the print off the print bed. It helps with not breaking the delicate thin layers around the camera lenses.</text:span></text:p>
      <text:p text:style-name="P14"/>
      <text:p text:style-name="P44">We printed in an enclosure with <text:span text:style-name="T56">a</text:span> door open, in a room with temperatures down to 17<text:span text:style-name="T47">ºC and humidity up to 52%. During printing the temperature increased up to 26ºC and humidity </text:span><text:span text:style-name="T48">went</text:span><text:span text:style-name="T47"> down to 3</text:span><text:span text:style-name="T49">6</text:span><text:span text:style-name="T47">%.</text:span></text:p>
      <text:p text:style-name="P40"/>
      <text:p text:style-name="P42">The estimated print times were pretty accurate <text:span text:style-name="T70">and it should be possible to do all prints in one (1) week.</text:span></text:p>
      <text:p text:style-name="P41"/>
      <text:p text:style-name="P38"><text:span text:style-name="T47">The total weight of the 3D prints is </text:span><text:span text:style-name="T50">790</text:span><text:span text:style-name="T51">g. </text:span><text:span text:style-name="T52">No attempt</text:span><text:span text:style-name="T53">s</text:span><text:span text:style-name="T52"> to optimize for weight have been made.</text:span></text:p>
      <text:p text:style-name="P14"/>
      <text:p text:style-name="P13"><text:span text:style-name="T18">Clean up your 3D prints </text:span><text:span text:style-name="T20">with </text:span><text:a xlink:type="simple" xlink:href="https://www.acehardware.com/departments/paint-and-supplies/painting-tools-and-supplies/sandpaper/17613" text:style-name="Internet_20_link" text:visited-style-name="Visited_20_Internet_20_Link"><text:span text:style-name="T20">P1</text:span></text:a><text:a xlink:type="simple" xlink:href="https://www.acehardware.com/departments/paint-and-supplies/painting-tools-and-supplies/sandpaper/17613" text:style-name="Internet_20_link" text:visited-style-name="Visited_20_Internet_20_Link"><text:span text:style-name="T20">5</text:span></text:a><text:a xlink:type="simple" xlink:href="https://www.acehardware.com/departments/paint-and-supplies/painting-tools-and-supplies/sandpaper/17613" text:style-name="Internet_20_link" text:visited-style-name="Visited_20_Internet_20_Link"><text:span text:style-name="T20">0 sandpaper</text:span></text:a><text:span text:style-name="T20">.</text:span><text:span text:style-name="T18"> Use a </text:span><text:a xlink:type="simple" xlink:href="https://www.amazon.com/gp/product/B07P5WFHJ7/ref=ppx_yo_dt_b_asin_title_o05_s01?ie=UTF8&amp;psc=1" text:style-name="Internet_20_link" text:visited-style-name="Visited_20_Internet_20_Link"><text:span text:style-name="T18">heat gun</text:span></text:a><text:span text:style-name="T18"> and/or </text:span><text:a xlink:type="simple" xlink:href="https://www.amazon.com/Mlife-Precision-Carving-Stainless-Cutting/dp/B074P34MFB/ref=sr_1_12_sspa?dchild=1&amp;keywords=scalpel&amp;qid=1606969263&amp;sr=8-12-spons&amp;psc=1&amp;spLa=ZW5jcnlwdGVkUXVhbGlmaWVyPUEzTlk2MFFSMTUzWERQJmVuY3J5cHRlZElkPUEwNjgzMjc2MzBSTElaTzRIUVVXSyZlbmNyeXB0ZWRBZElkPUEwMDAyMDU2SEJXRFFIRFhaMUlFJndpZGdldE5hbWU9c3BfbXRmJmFjdGlvbj1jbGlja1JlZGlyZWN0JmRvTm90TG9nQ2xpY2s9dHJ1ZQ==" text:style-name="Internet_20_link" text:visited-style-name="Visited_20_Internet_20_Link"><text:span text:style-name="T21">carving craft knife</text:span></text:a><text:span text:style-name="T18"> to get rid of filament strings </text:span><text:span text:style-name="T22">(happens with PETG)</text:span><text:span text:style-name="T18">. Retrace the text with a </text:span><text:span text:style-name="T23">nail</text:span><text:span text:style-name="T18">. Retrace the air holes with a small </text:span><text:a xlink:type="simple" xlink:href="https://www.amazon.com/VHEONET-Screwdriver-Precision-Professional-Improvement/dp/B08GX4SSJM/ref=sr_1_12?dchild=1&amp;keywords=screwdriver&amp;qid=1606968694&amp;s=hi&amp;sr=1-12" text:style-name="Internet_20_link" text:visited-style-name="Visited_20_Internet_20_Link"><text:span text:style-name="T18">screw driver</text:span></text:a><text:span text:style-name="T18">. </text:span><text:span text:style-name="T26">A </text:span><text:a xlink:type="simple" xlink:href="https://www.amazon.com/gp/product/B07TSK23LY/ref=ppx_yo_dt_b_asin_title_o07_s00?ie=UTF8&amp;psc=1" text:style-name="Internet_20_link" text:visited-style-name="Visited_20_Internet_20_Link"><text:span text:style-name="T26">needle file set</text:span></text:a><text:span text:style-name="T26"> can come handy for difficult pieces (optional).</text:span></text:p>
      <text:h text:style-name="P59" text:outline-level="1">Post-Processing</text:h>
      <text:p text:style-name="P55">PETG support<text:span text:style-name="T72">s</text:span> higher temperatures, which allows for careful<text:span text:style-name="T69">ly</text:span> sanding with a <text:a xlink:type="simple" xlink:href="https://www.amazon.com/gp/product/B08B6G2X2H/ref=ppx_yo_dt_b_asin_title_o03_s00?ie=UTF8&amp;psc=1" text:style-name="Internet_20_link" text:visited-style-name="Visited_20_Internet_20_Link">sander</text:a> <text:span text:style-name="T62">(optional).</text:span></text:p>
      <text:p text:style-name="P55">When painting your 3D prints, consider automotive and matt <text:span text:style-name="T13">(vs glossy) spray paint</text:span> <text:span text:style-name="T61">to create professional looking and</text:span> robust surfaces (scratches, fingerprints).</text:p>
      <text:p text:style-name="P54">When using the same spray paint as we do, consider two (2) weeks for the post-processing. When using non-automotive or glossy spray paint, consider a very long time <text:span text:style-name="T71">(weeks)</text:span> to curate to avoid scratches and fingerprints.</text:p>
      <text:h text:style-name="P56" text:outline-level="2">Sensors &amp; Processing Board</text:h>
      <text:p text:style-name="P46"><text:span text:style-name="T18">Sand the underside of the bottom plate and the outside of the vision board with </text:span><text:a xlink:type="simple" xlink:href="https://www.acehardware.com/departments/paint-and-supplies/painting-tools-and-supplies/sandpaper/17613" text:style-name="Internet_20_link" text:visited-style-name="Visited_20_Internet_20_Link"><text:span text:style-name="T18">P1</text:span></text:a><text:a xlink:type="simple" xlink:href="https://www.acehardware.com/departments/paint-and-supplies/painting-tools-and-supplies/sandpaper/17613" text:style-name="Internet_20_link" text:visited-style-name="Visited_20_Internet_20_Link"><text:span text:style-name="T19">5</text:span></text:a><text:a xlink:type="simple" xlink:href="https://www.acehardware.com/departments/paint-and-supplies/painting-tools-and-supplies/sandpaper/17613" text:style-name="Internet_20_link" text:visited-style-name="Visited_20_Internet_20_Link"><text:span text:style-name="T18">0 sandpaper</text:span></text:a><text:span text:style-name="T18">, and then spray </text:span><text:span text:style-name="T27">3</text:span><text:span text:style-name="T24">-5</text:span><text:span text:style-name="T18"> c</text:span><text:bookmark-start text:name="__DdeLink__778_3688281528"/><text:span text:style-name="T18">oats of</text:span><text:span text:style-name="T25"> </text:span><text:a xlink:type="simple" xlink:href="https://www.amazon.com/gp/product/B07CZBBDF5/ref=ppx_yo_dt_b_asin_title_o01_s00?ie=UTF8&amp;psc=1" text:style-name="Internet_20_link" text:visited-style-name="Visited_20_Internet_20_Link"><text:span text:style-name="T25">automotive clear matt </text:span></text:a><text:a xlink:type="simple" xlink:href="https://www.amazon.com/gp/product/B07CZBBDF5/ref=ppx_yo_dt_b_asin_title_o01_s00?ie=UTF8&amp;psc=1" text:style-name="Internet_20_link" text:visited-style-name="Visited_20_Internet_20_Link"><text:span text:style-name="T25">finish</text:span></text:a><text:span text:style-name="T25">. U</text:span><text:bookmark-end text:name="__DdeLink__778_3688281528"/><text:span text:style-name="T25">se it like a filler to cover any holes if there are any. </text:span><text:span text:style-name="T27">Coats can be relatively thick if necessary. </text:span><text:span text:style-name="T25">After sanding always clean up the pieces with water and a paper towel and let them dry. Let each coat dry for at least 1/2 hour, </text:span><text:span text:style-name="T30">and then l</text:span><text:span text:style-name="T25">et the finish dry </text:span><text:span text:style-name="T30">over night</text:span><text:span text:style-name="T25">.</text:span></text:p>
      <text:p text:style-name="P33"/>
      <text:p text:style-name="P45"><text:span text:style-name="T18">Sand the underside of the bottom plate and the outside of the vision board </text:span><text:span text:style-name="T24">again</text:span><text:span text:style-name="T18">, now with </text:span><text:a xlink:type="simple" xlink:href="https://www.acehardware.com/departments/paint-and-supplies/painting-tools-and-supplies/sandpaper/19807" text:style-name="Internet_20_link" text:visited-style-name="Visited_20_Internet_20_Link"><text:span text:style-name="T18">P400 sandpaper</text:span></text:a><text:span text:style-name="T18">, and then spray </text:span><text:span text:style-name="T24">another </text:span><text:span text:style-name="T27">3</text:span><text:span text:style-name="T38">-</text:span><text:span text:style-name="T24">5</text:span><text:span text:style-name="T18"> thin coats of </text:span><text:span text:style-name="T24">the </text:span><text:span text:style-name="T18">finish. </text:span><text:span text:style-name="T25">Let each coat dry for at least 1/</text:span><text:span text:style-name="T24">2</text:span><text:span text:style-name="T25"> hour.</text:span><text:span text:style-name="T18"> </text:span><text:span text:style-name="T39">R</text:span><text:span text:style-name="T38">epeat until perfect!</text:span><text:span text:style-name="T18"> </text:span><text:span text:style-name="T37">Let the </text:span><text:span text:style-name="T40">final</text:span><text:span text:style-name="T37"> </text:span><text:span text:style-name="T41">finish</text:span><text:span text:style-name="T37"> dry for a few days</text:span><text:span text:style-name="T38">.</text:span></text:p>
      <text:h text:style-name="P57" text:outline-level="2">Cover</text:h>
      <text:p text:style-name="Standard"><text:span text:style-name="T18">Make sure that all pieces slide into each other, including the sensors &amp; processing board (or at least the bottom plate). Make sure that the </text:span><text:a xlink:type="simple" xlink:href="https://www.sparkfun.com/products/11967" text:style-name="Internet_20_link" text:visited-style-name="Visited_20_Internet_20_Link"><text:span text:style-name="T18">push </text:span></text:a><text:a xlink:type="simple" xlink:href="https://www.sparkfun.com/products/11967" text:style-name="Internet_20_link" text:visited-style-name="Visited_20_Internet_20_Link"><text:span text:style-name="T18">button</text:span></text:a><text:span text:style-name="T18"> and the direct-through Keystone jacks for </text:span><text:a xlink:type="simple" xlink:href="https://www.amazon.com/gp/product/B078935SFG/ref=ppx_yo_dt_b_asin_title_o01_s02?ie=UTF8&amp;psc=1" text:style-name="Internet_20_link" text:visited-style-name="Visited_20_Internet_20_Link"><text:span text:style-name="T18">USB </text:span></text:a><text:a xlink:type="simple" xlink:href="https://www.amazon.com/gp/product/B078935SFG/ref=ppx_yo_dt_b_asin_title_o01_s02?ie=UTF8&amp;psc=1" text:style-name="Internet_20_link" text:visited-style-name="Visited_20_Internet_20_Link"><text:span text:style-name="T18">3.0</text:span></text:a><text:span text:style-name="T18">, </text:span><text:a xlink:type="simple" xlink:href="https://www.amazon.com/gp/product/B005VKKB7Q/ref=ppx_yo_dt_b_asin_title_o01_s03?ie=UTF8&amp;psc=1" text:style-name="Internet_20_link" text:visited-style-name="Visited_20_Internet_20_Link"><text:span text:style-name="T18">HMDI</text:span></text:a><text:span text:style-name="T18"> and </text:span><text:a xlink:type="simple" xlink:href="https://www.amazon.com/gp/product/B078495TVK/ref=ppx_yo_dt_b_asin_title_o01_s00?ie=UTF8&amp;psc=1" text:style-name="Internet_20_link" text:visited-style-name="Visited_20_Internet_20_Link"><text:span text:style-name="T18">USB-C</text:span></text:a><text:span text:style-name="T18"> can be inserted properly into the cover. Insert four (4) </text:span><text:a xlink:type="simple" xlink:href="https://www.amazon.com/gp/product/B07VH4BKBR/ref=ppx_yo_dt_b_asin_title_o04_s00?ie=UTF8&amp;psc=1" text:style-name="Internet_20_link" text:visited-style-name="Visited_20_Internet_20_Link"><text:span text:style-name="T18">M3x4</text:span></text:a><text:a xlink:type="simple" xlink:href="https://www.amazon.com/gp/product/B07VH4BKBR/ref=ppx_yo_dt_b_asin_title_o04_s00?ie=UTF8&amp;psc=1" text:style-name="Internet_20_link" text:visited-style-name="Visited_20_Internet_20_Link"><text:span text:style-name="T28">x5</text:span></text:a><text:a xlink:type="simple" xlink:href="https://www.amazon.com/gp/product/B07VH4BKBR/ref=ppx_yo_dt_b_asin_title_o04_s00?ie=UTF8&amp;psc=1" text:style-name="Internet_20_link" text:visited-style-name="Visited_20_Internet_20_Link"><text:span text:style-name="T18"> threaded heat inserts</text:span></text:a><text:span text:style-name="T18"> using a </text:span><text:a xlink:type="simple" xlink:href="https://www.amazon.com/gp/product/B06XZ31W3M/ref=ppx_yo_dt_b_asin_title_o08_s00?ie=UTF8&amp;psc=1" text:style-name="Internet_20_link" text:visited-style-name="Visited_20_Internet_20_Link"><text:span text:style-name="T18">soldering iron</text:span></text:a><text:span text:style-name="T18"> into the display wall and make sure that the </text:span><text:a xlink:type="simple" xlink:href="https://www.uctronics.com/index.php/uctronics-5-inch-touch-screen-for-raspberry-pi.html" text:style-name="Internet_20_link" text:visited-style-name="Visited_20_Internet_20_Link"><text:span text:style-name="T18">display</text:span></text:a><text:span text:style-name="T18"> will fit in properly.</text:span></text:p>
      <text:p text:style-name="P12"/>
      <text:p text:style-name="Standard"><text:span text:style-name="T18">Assemble the cover by sliding the pieces into each other, which should already hold everything nicely in place, and glu</text:span><text:span text:style-name="T29">e</text:span><text:span text:style-name="T18"> them together with </text:span><text:a xlink:type="simple" xlink:href="https://www.amazon.com/gp/product/B00JN1E4TK/ref=ox_sc_act_title_1?smid=ATVPDKIKX0DER&amp;psc=1" text:style-name="Internet_20_link" text:visited-style-name="Visited_20_Internet_20_Link"><text:span text:style-name="T18">super glue</text:span></text:a><text:span text:style-name="T18">, which is good enough. Spread the liquid glue on both </text:span><text:soft-page-break/><text:span text:style-name="T18">sides, in the grooves on one piece and the section that touches the wall on the other piece. As you assemble and glue the cover together in the following order: 1) back wall to one of the side walls, 2) the other side wall, 3) the display wall, and then 4) the top wall, allow 1 hour in between the steps. </text:span><text:span text:style-name="T27">Let the glue cure for two (2) days. </text:span></text:p>
      <text:p text:style-name="P16"/>
      <text:p text:style-name="P48"><text:span text:style-name="T18">Sand the entire cover with </text:span><text:a xlink:type="simple" xlink:href="https://www.acehardware.com/departments/paint-and-supplies/painting-tools-and-supplies/sandpaper/17613" text:style-name="Internet_20_link" text:visited-style-name="Visited_20_Internet_20_Link"><text:span text:style-name="T18">P1</text:span></text:a><text:a xlink:type="simple" xlink:href="https://www.acehardware.com/departments/paint-and-supplies/painting-tools-and-supplies/sandpaper/17613" text:style-name="Internet_20_link" text:visited-style-name="Visited_20_Internet_20_Link"><text:span text:style-name="T31">5</text:span></text:a><text:a xlink:type="simple" xlink:href="https://www.acehardware.com/departments/paint-and-supplies/painting-tools-and-supplies/sandpaper/17613" text:style-name="Internet_20_link" text:visited-style-name="Visited_20_Internet_20_Link"><text:span text:style-name="T18">0 sandpaper</text:span></text:a><text:span text:style-name="T18"> and then fill any open joints where the surfaces slide into each other, any areas where the line pattern of the print can </text:span><text:span text:style-name="T25">still </text:span><text:span text:style-name="T18">be seen </text:span><text:span text:style-name="T32">(e.g. top wall) and </text:span><text:span text:style-name="T35">basically </text:span><text:span text:style-name="T32">any holes </text:span><text:span text:style-name="T18">with </text:span><text:a xlink:type="simple" xlink:href="https://www.amazon.com/gp/product/B00PB3NTZ4/ref=ox_sc_act_title_3?smid=ATVPDKIKX0DER&amp;psc=1" text:style-name="Internet_20_link" text:visited-style-name="Visited_20_Internet_20_Link"><text:span text:style-name="T18">body filler</text:span></text:a><text:span text:style-name="T18">. </text:span><text:span text:style-name="T33">Work with mall quantities of the body filler at a time as it dries very fast. It can look at little bit messy, but you can sand that off. Let the body filler dry over night.</text:span><text:span text:style-name="T18"> </text:span></text:p>
      <text:p text:style-name="P32"/>
      <text:p text:style-name="P47"><text:span text:style-name="T32">S</text:span><text:span text:style-name="T18">and the</text:span><text:span text:style-name="T32"> </text:span><text:span text:style-name="T18">areas where you applied the body filler </text:span><text:span text:style-name="T34">first </text:span><text:span text:style-name="T18">with P1</text:span><text:span text:style-name="T31">5</text:span><text:span text:style-name="T18">0 </text:span><text:span text:style-name="T34">then </text:span><text:a xlink:type="simple" xlink:href="https://www.acehardware.com/departments/paint-and-supplies/painting-tools-and-supplies/sandpaper/19807" text:style-name="Internet_20_link" text:visited-style-name="Visited_20_Internet_20_Link"><text:span text:style-name="T34">P400 sandpaper</text:span></text:a><text:span text:style-name="T34">,</text:span><text:span text:style-name="T18"> and then spray </text:span><text:span text:style-name="T32">3</text:span><text:span text:style-name="T18"> thin coats of </text:span><text:a xlink:type="simple" xlink:href="https://www.amazon.com/Dupli-Color-EFP101007-General-Purpose-Sandable/dp/B000B6DG7C/ref=pd_rhf_dp_s_zg_dy_0_3/143-3187515-4279433?_encoding=UTF8&amp;pd_rd_i=B000B6DG7C&amp;pd_rd_r=06164430-b1ee-4ec9-88b7-e400dfa4684d&amp;pd_rd_w=3MzZc&amp;pd_rd_wg=mXZbV&amp;pf_rd_p=3162a0da-18ee-4f02-bbe2-490abd025c45&amp;pf_rd_r=7RCY7FDAWXADBP5CT7AF&amp;psc=1&amp;refRID=7RCY7FDAWXADBP5CT7AF" text:style-name="Internet_20_link" text:visited-style-name="Visited_20_Internet_20_Link"><text:span text:style-name="T18">primer</text:span></text:a><text:span text:style-name="T18">. </text:span><text:span text:style-name="T25">Let each coat dry for at least 1 hour.</text:span><text:span text:style-name="T18"> When spray painting the cover, put it on a cardboard box </text:span><text:span text:style-name="T36">(tissue boxes have the right size)</text:span><text:span text:style-name="T18"> that partially fits inside the cover. </text:span><text:span text:style-name="T37">Let the primer dry over night, then repeat, starting with the body filler, where necessary. </text:span></text:p>
      <text:p text:style-name="P16"/>
      <text:p text:style-name="P34">Sand the entire cover, now with P400 sandpaper, and then spray <text:span text:style-name="T5">3 </text:span><text:s/>thin coats of primer. <text:span text:style-name="T6">Let each coat dry for at least 1 hour.</text:span> <text:s/><text:span text:style-name="T2">Let the primer dry over night.</text:span></text:p>
      <text:p text:style-name="P16"/>
      <text:p text:style-name="Standard">Wet sand the entire cover, now with <text:a xlink:type="simple" xlink:href="https://www.acehardware.com/departments/paint-and-supplies/painting-tools-and-supplies/sandpaper/19805" text:style-name="Internet_20_link" text:visited-style-name="Visited_20_Internet_20_Link">P1500 sandpaper</text:a>, and then spray <text:span text:style-name="T7">6+ very</text:span> thin coats of your <text:a xlink:type="simple" xlink:href="https://www.amazon.com/gp/product/B00407TVGS/ref=ppx_yo_dt_b_asin_title_o01_s00?ie=UTF8&amp;psc=1" text:style-name="Internet_20_link" text:visited-style-name="Visited_20_Internet_20_Link"><text:span text:style-name="T63">automotive matt color</text:span></text:a> <text:span text:style-name="T6">until perfect.</text:span> <text:span text:style-name="T6">Let each coat dry for at least 1 hour.</text:span> Start with a coat at the more difficult places, like the text, the open sides of the walls and where the walls are joint. Let the color dry <text:span text:style-name="T2">for a few days. </text:span></text:p>
      <text:p text:style-name="Standard"/>
      <text:p text:style-name="P39"><text:span text:style-name="T47">The total weight of the 3D prints </text:span><text:span text:style-name="T55">after post-processing</text:span><text:span text:style-name="T51"> is </text:span><text:span text:style-name="T54">812</text:span><text:span text:style-name="T51">g. </text:span></text:p>
      <text:p text:style-name="P43"/>
      <text:p text:style-name="Standard"/>
      <text:p text:style-name="Standard"/>
      <text:p text:style-name="P53"/>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ded37" officeooo:paragraph-rsid="014194d9"/>
    </style:style>
    <style:style style:name="MT1" style:family="text"/>
    <style:style style:name="MT2" style:family="text">
      <style:text-properties style:text-position="super 58%" officeooo:rsid="007dee7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a xlink:type="simple" xlink:href="http://www.aiwerkstatt.com/" text:style-name="Internet_20_link" text:visited-style-name="Visited_20_Internet_20_Link">aiWerkstatt</text:a><text:span text:style-name="MT2">TM</text:span><text:tab/>SensorBox<text:span text:style-name="MT2">TM</text:span> v1.0<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6T22:26:01.921532609</meta:creation-date>
    <meta:generator>LibreOffice/6.0.7.3$Linux_X86_64 LibreOffice_project/00m0$Build-3</meta:generator>
    <dc:date>2021-07-17T21:34:26.142022383</dc:date>
    <meta:editing-duration>P2DT1H42M36S</meta:editing-duration>
    <meta:editing-cycles>149</meta:editing-cycles>
    <meta:document-statistic meta:table-count="0" meta:image-count="0" meta:object-count="0" meta:page-count="4" meta:paragraph-count="80" meta:word-count="1464" meta:character-count="8366" meta:non-whitespace-character-count="6790"/>
  </office:meta>
</office:document-meta>
</file>